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480000021B648AA5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727cm" svg:height="12.716cm" svg:x="0.635cm" svg:y="7.604cm">
          <draw:image xlink:href="Pictures/10000000000003480000021B648AA56E.png" xlink:type="simple" xlink:show="embed" xlink:actuate="onLoad">
            <text:p text:style-name="P2"/>
          </draw:image>
        </draw:frame>
        <draw:caption draw:style-name="gr2" draw:text-style-name="P3" draw:layer="layout" svg:width="3.81cm" svg:height="1.905cm" svg:x="8.255cm" svg:y="5.715cm" draw:caption-point-x="-3.706cm" draw:caption-point-y="1.59cm">
          <text:p text:style-name="P2"><text:span text:style-name="T1">Menu d'administration du gestionnaire de sondages</text:span></text:p>
        </draw:caption>
        <draw:caption draw:style-name="gr2" draw:text-style-name="P3" draw:layer="layout" svg:width="3.81cm" svg:height="1.905cm" svg:x="15.24cm" svg:y="16.51cm" draw:caption-point-x="-1.801cm" draw:caption-point-y="2.861cm">
          <text:p text:style-name="P2"><text:span text:style-name="T1">Comment référencer votre sondage avec un simple lien web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43:45</meta:creation-date>
    <dc:creator>Marc NAZARIAN</dc:creator>
    <dc:date>2006-02-13T17:46:10</dc:date>
    <dc:language>en-US</dc:language>
    <meta:editing-cycles>2</meta:editing-cycles>
    <meta:editing-duration>PT2M2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